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54984" officeooo:paragraph-rsid="00054984"/>
    </style:style>
    <style:style style:name="P2" style:family="paragraph" style:parent-style-name="Title">
      <style:text-properties officeooo:rsid="00054984" officeooo:paragraph-rsid="00054984"/>
    </style:style>
    <style:style style:name="P3" style:family="paragraph" style:parent-style-name="Text_20_body_20_indent">
      <style:text-properties officeooo:paragraph-rsid="000d75e2"/>
    </style:style>
    <style:style style:name="P4" style:family="paragraph" style:parent-style-name="Text_20_body_20_indent">
      <style:text-properties fo:font-weight="normal" officeooo:rsid="00085286" officeooo:paragraph-rsid="000c46c7" style:font-weight-asian="normal" style:font-weight-complex="normal"/>
    </style:style>
    <style:style style:name="P5" style:family="paragraph" style:parent-style-name="Text_20_body_20_indent">
      <style:text-properties officeooo:rsid="0009bbb9" officeooo:paragraph-rsid="0019b953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officeooo:rsid="0009bbb9" officeooo:paragraph-rsid="0019b953"/>
    </style:style>
    <style:style style:name="P7" style:family="paragraph" style:parent-style-name="Text_20_body_20_indent">
      <style:text-properties officeooo:rsid="0009bbb9" officeooo:paragraph-rsid="0024305b"/>
    </style:style>
    <style:style style:name="P8" style:family="paragraph" style:parent-style-name="Text_20_body_20_indent">
      <style:text-properties officeooo:rsid="0009bbb9" officeooo:paragraph-rsid="00251cd4"/>
    </style:style>
    <style:style style:name="P9" style:family="paragraph" style:parent-style-name="Text_20_body_20_indent">
      <style:paragraph-properties fo:margin-left="0cm" fo:margin-right="0cm" fo:text-indent="0cm" style:auto-text-indent="false"/>
      <style:text-properties officeooo:rsid="0009bbb9" officeooo:paragraph-rsid="00251cd4"/>
    </style:style>
    <style:style style:name="P10" style:family="paragraph" style:parent-style-name="Text_20_body_20_indent">
      <style:text-properties officeooo:paragraph-rsid="001aa8f1"/>
    </style:style>
    <style:style style:name="P11" style:family="paragraph" style:parent-style-name="Text_20_body_20_indent">
      <style:text-properties officeooo:paragraph-rsid="00251cd4"/>
    </style:style>
    <style:style style:name="P12" style:family="paragraph" style:parent-style-name="Text_20_body_20_indent">
      <style:text-properties officeooo:paragraph-rsid="002154d0"/>
    </style:style>
    <style:style style:name="P13" style:family="paragraph" style:parent-style-name="Text_20_body_20_indent">
      <style:text-properties officeooo:rsid="002154d0" officeooo:paragraph-rsid="002154d0"/>
    </style:style>
    <style:style style:name="P14" style:family="paragraph" style:parent-style-name="Text_20_body_20_indent">
      <style:text-properties officeooo:rsid="002154d0" officeooo:paragraph-rsid="0022620e"/>
    </style:style>
    <style:style style:name="P15" style:family="paragraph" style:parent-style-name="Text_20_body_20_indent">
      <style:text-properties officeooo:rsid="0022620e" officeooo:paragraph-rsid="0022620e"/>
    </style:style>
    <style:style style:name="P16" style:family="paragraph" style:parent-style-name="Text_20_body_20_indent">
      <style:text-properties officeooo:rsid="0022620e" officeooo:paragraph-rsid="0024305b"/>
    </style:style>
    <style:style style:name="P17" style:family="paragraph" style:parent-style-name="Text_20_body_20_indent">
      <style:text-properties officeooo:rsid="00251cd4" officeooo:paragraph-rsid="00251cd4"/>
    </style:style>
    <style:style style:name="P18" style:family="paragraph" style:parent-style-name="Heading_20_2">
      <style:text-properties officeooo:paragraph-rsid="000f0539"/>
    </style:style>
    <style:style style:name="P19" style:family="paragraph" style:parent-style-name="Heading_20_2">
      <style:text-properties officeooo:paragraph-rsid="00251cd4"/>
    </style:style>
    <style:style style:name="P20" style:family="paragraph" style:parent-style-name="Heading_20_2">
      <style:text-properties officeooo:paragraph-rsid="0024305b"/>
    </style:style>
    <style:style style:name="P21" style:family="paragraph" style:parent-style-name="Heading_20_3">
      <style:text-properties officeooo:paragraph-rsid="000d75e2"/>
    </style:style>
    <style:style style:name="P22" style:family="paragraph" style:parent-style-name="Heading_20_3">
      <style:text-properties officeooo:paragraph-rsid="000f0539"/>
    </style:style>
    <style:style style:name="P23" style:family="paragraph" style:parent-style-name="Heading_20_3">
      <style:text-properties officeooo:paragraph-rsid="002154d0"/>
    </style:style>
    <style:style style:name="P24" style:family="paragraph" style:parent-style-name="Heading_20_3">
      <style:text-properties officeooo:paragraph-rsid="0019b953"/>
    </style:style>
    <style:style style:name="P25" style:family="paragraph" style:parent-style-name="Heading_20_3">
      <style:text-properties officeooo:paragraph-rsid="00251cd4"/>
    </style:style>
    <style:style style:name="P26" style:family="paragraph" style:parent-style-name="Heading_20_3">
      <style:text-properties officeooo:paragraph-rsid="0024305b"/>
    </style:style>
    <style:style style:name="P27" style:family="paragraph" style:parent-style-name="Text_20_body_20_indent" style:list-style-name="L1">
      <style:text-properties fo:font-weight="normal" officeooo:rsid="002154d0" officeooo:paragraph-rsid="002154d0" style:font-weight-asian="normal" style:font-weight-complex="normal"/>
    </style:style>
    <style:style style:name="P28" style:family="paragraph" style:parent-style-name="Text_20_body_20_indent" style:list-style-name="L2">
      <style:text-properties officeooo:rsid="002154d0" officeooo:paragraph-rsid="002154d0"/>
    </style:style>
    <style:style style:name="P29" style:family="paragraph" style:parent-style-name="Text_20_body_20_indent" style:list-style-name="L3">
      <style:text-properties officeooo:rsid="002154d0" officeooo:paragraph-rsid="002154d0"/>
    </style:style>
    <style:style style:name="P30" style:family="paragraph" style:parent-style-name="Text_20_body_20_indent" style:list-style-name="L4">
      <style:text-properties officeooo:rsid="002154d0" officeooo:paragraph-rsid="002154d0"/>
    </style:style>
    <style:style style:name="P31" style:family="paragraph" style:parent-style-name="Text_20_body_20_indent" style:list-style-name="L2">
      <style:text-properties officeooo:rsid="001424d6" officeooo:paragraph-rsid="001424d6"/>
    </style:style>
    <style:style style:name="P32" style:family="paragraph" style:parent-style-name="Text_20_body_20_indent" style:list-style-name="L2">
      <style:text-properties officeooo:rsid="0022620e" officeooo:paragraph-rsid="0022620e"/>
    </style:style>
    <style:style style:name="P33" style:family="paragraph" style:parent-style-name="Text_20_body_20_indent" style:list-style-name="L2">
      <style:text-properties officeooo:rsid="0022620e" officeooo:paragraph-rsid="0024305b"/>
    </style:style>
    <style:style style:name="P34" style:family="paragraph" style:parent-style-name="Text_20_body_20_indent" style:list-style-name="L4">
      <style:text-properties officeooo:rsid="0022620e" officeooo:paragraph-rsid="0022620e"/>
    </style:style>
    <style:style style:name="P35" style:family="paragraph" style:parent-style-name="Text_20_body_20_indent" style:list-style-name="L6">
      <style:text-properties officeooo:rsid="0022620e" officeooo:paragraph-rsid="0024305b"/>
    </style:style>
    <style:style style:name="P36" style:family="paragraph" style:parent-style-name="Text_20_body_20_indent" style:list-style-name="L2">
      <style:text-properties officeooo:rsid="00251cd4" officeooo:paragraph-rsid="00251cd4"/>
    </style:style>
    <style:style style:name="P37" style:family="paragraph" style:parent-style-name="Text_20_body_20_indent" style:list-style-name="L5">
      <style:text-properties officeooo:rsid="00251cd4" officeooo:paragraph-rsid="00251cd4"/>
    </style:style>
    <style:style style:name="P38" style:family="paragraph" style:parent-style-name="Text_20_body_20_indent" style:list-style-name="L7">
      <style:text-properties officeooo:rsid="00251cd4" officeooo:paragraph-rsid="00251cd4"/>
    </style:style>
    <style:style style:name="P39" style:family="paragraph" style:parent-style-name="Text_20_body_20_indent" style:list-style-name="L8">
      <style:text-properties officeooo:rsid="00251cd4" officeooo:paragraph-rsid="00251cd4"/>
    </style:style>
    <style:style style:name="P40" style:family="paragraph" style:parent-style-name="Text_20_body_20_indent" style:list-style-name="L9">
      <style:text-properties officeooo:rsid="00251cd4" officeooo:paragraph-rsid="00251cd4"/>
    </style:style>
    <style:style style:name="P41" style:family="paragraph" style:parent-style-name="Text_20_body_20_indent" style:list-style-name="L10">
      <style:text-properties officeooo:rsid="00251cd4" officeooo:paragraph-rsid="00251cd4"/>
    </style:style>
    <style:style style:name="P42" style:family="paragraph" style:parent-style-name="Text_20_body_20_indent" style:list-style-name="L2">
      <style:text-properties officeooo:rsid="0024305b" officeooo:paragraph-rsid="00251cd4"/>
    </style:style>
    <style:style style:name="T1" style:family="text">
      <style:text-properties officeooo:rsid="00054984"/>
    </style:style>
    <style:style style:name="T2" style:family="text">
      <style:text-properties officeooo:rsid="0009bbb9"/>
    </style:style>
    <style:style style:name="T3" style:family="text">
      <style:text-properties officeooo:rsid="000f0539"/>
    </style:style>
    <style:style style:name="T4" style:family="text">
      <style:text-properties officeooo:rsid="001aa8f1"/>
    </style:style>
    <style:style style:name="T5" style:family="text">
      <style:text-properties officeooo:rsid="002154d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2620e"/>
    </style:style>
    <style:style style:name="T8" style:family="text">
      <style:text-properties officeooo:rsid="0024305b"/>
    </style:style>
    <style:style style:name="T9" style:family="text">
      <style:text-properties officeooo:rsid="00251cd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Python</text:span> – <text:span text:style-name="T5">Introduction à la programmation avec Python</text:span></text:p>
      <text:h text:style-name="Heading_20_1" text:outline-level="1"><text:span text:style-name="T1">Description</text:span> de la formation :</text:h>
      <text:h text:style-name="Heading_20_3" text:outline-level="3">Intitulé de la formation :</text:h>
      <text:p text:style-name="P12">Que vous soyez un débutant enthousiaste cherchant à percer les mystères d<text:span text:style-name="T5">u code</text:span> ou un professionnel <text:span text:style-name="T5">souhaitant développer des compétences en programmation</text:span>, ce cours vous offre une porte d'entrée accessible et complète <text:span text:style-name="T5">grâce à</text:span> Python.</text:p>
      <text:p text:style-name="P13">Python est un langage de programmation simple à apprendre et qui vous permettra d'appréhender facilement les concepts fondamentaux de la programmation et du développement logiciel.</text:p>
      <text:h text:style-name="Heading_20_3" text:outline-level="3">Compétences visées :</text:h>
      <text:p text:style-name="P4">À l'issue de cette formation, les stagiaires seront en mesure de :</text:p>
      <text:list text:style-name="L1">
        <text:list-item>
          <text:p text:style-name="P27">Écrire un algorithme pour résoudre un problème spécifique</text:p>
        </text:list-item>
        <text:list-item>
          <text:p text:style-name="P27">Automatiser une tâche jusque là faite « <text:span text:style-name="T6">à la main »</text:span></text:p>
        </text:list-item>
        <text:list-item>
          <text:p text:style-name="P27">Interagir avec le système d'exploitation pour manipuler et modifier des fichiers</text:p>
        </text:list-item>
      </text:list>
      <text:h text:style-name="P21" text:outline-level="3">Public visé :</text:h>
      <text:p text:style-name="P13">Toute personne souhaitant développer des compétences en programmations</text:p>
      <text:h text:style-name="P21" text:outline-level="3">Prérequis :</text:h>
      <text:p text:style-name="P13">Pas de prérequis</text:p>
      <text:h text:style-name="P21" text:outline-level="3">Nombre de jours :</text:h>
      <text:p text:style-name="P3"><text:span text:style-name="T4">3</text:span> jours</text:p>
      <text:p text:style-name="P1"/>
      <text:h text:style-name="Heading_20_1" text:outline-level="1">Plan de formation</text:h>
      <text:h text:style-name="P18" text:outline-level="2">Partie <text:span text:style-name="T2">1 – </text:span><text:span text:style-name="T5">Concepts fondamentaux de la programmation</text:span> :</text:h>
      <text:list xml:id="list3228330091" text:style-name="L2">
        <text:list-item>
          <text:p text:style-name="P28">Du programme à l'algorithme, de l'algorithme au langage</text:p>
        </text:list-item>
        <text:list-item>
          <text:p text:style-name="P31">L'<text:span text:style-name="T5">architecture de Von Neumann : le programme et la machine</text:span></text:p>
        </text:list-item>
        <text:list-item>
          <text:p text:style-name="P28">Langage compilé ou interprété</text:p>
          <text:p text:style-name="P31"/>
        </text:list-item>
      </text:list>
      <text:h text:style-name="P22" text:outline-level="3"><text:soft-page-break/>Durée :</text:h>
      <text:p text:style-name="P10"><text:span text:style-name="T2">1</text:span> <text:span text:style-name="T5">h</text:span></text:p>
      <text:h text:style-name="P23" text:outline-level="3">Objectif de la partie :</text:h>
      <text:p text:style-name="P13">À l'issue de cette partie, les stagiaires seront en mesure de :</text:p>
      <text:list text:style-name="L3">
        <text:list-item>
          <text:p text:style-name="P29">Distinguer l'algorithme du programme</text:p>
        </text:list-item>
        <text:list-item>
          <text:p text:style-name="P29">Identifier les composants d'un ordinateur et leurs rôles dans l'exécution d'un programme</text:p>
        </text:list-item>
      </text:list>
      <text:h text:style-name="P18" text:outline-level="2">Partie <text:span text:style-name="T3">2</text:span><text:span text:style-name="T2"> – </text:span><text:span text:style-name="T5">Variables et types</text:span> :</text:h>
      <text:list xml:id="list204123049146525" text:continue-list="list3228330091" text:style-name="L2">
        <text:list-item>
          <text:p text:style-name="P28">Définition d'une variable</text:p>
        </text:list-item>
        <text:list-item>
          <text:p text:style-name="P28">Les différents types de base et leur représentation machine : booléen, entier, flottant</text:p>
        </text:list-item>
        <text:list-item>
          <text:p text:style-name="P28">Lecture, affectation et affichage</text:p>
        </text:list-item>
        <text:list-item>
          <text:p text:style-name="P28">Transformation de types</text:p>
        </text:list-item>
        <text:list-item>
          <text:p text:style-name="P28">Spécificité<text:span text:style-name="T7">s</text:span> du typage en python</text:p>
        </text:list-item>
      </text:list>
      <text:h text:style-name="P22" text:outline-level="3">Durée :</text:h>
      <text:p text:style-name="P13"><text:span text:style-name="T9">1</text:span> h</text:p>
      <text:h text:style-name="P24" text:outline-level="3">Mise en pratique :</text:h>
      <text:p text:style-name="P13">Manipulations simples de variables et des différents types avec Python</text:p>
      <text:h text:style-name="P24" text:outline-level="3">Objectif de la partie :</text:h>
      <text:p text:style-name="P5">À l'issue de cette partie, les stagiaires seront en mesure de :</text:p>
      <text:list xml:id="list1529173187" text:style-name="L4">
        <text:list-item>
          <text:p text:style-name="P30">Lire et afficher des variables </text:p>
        </text:list-item>
        <text:list-item>
          <text:p text:style-name="P30">Modifier des variables, tant le contenu que leur type</text:p>
        </text:list-item>
      </text:list>
      <text:p text:style-name="P6"/>
      <text:h text:style-name="P18" text:outline-level="2">Partie <text:span text:style-name="T3">3</text:span><text:span text:style-name="T2"> – </text:span><text:span text:style-name="T3">O</text:span><text:span text:style-name="T7">pérateurs</text:span> :</text:h>
      <text:list xml:id="list204122254101985" text:continue-list="list204123049146525" text:style-name="L2">
        <text:list-item>
          <text:p text:style-name="P32">Opérateurs arithmétiques : +, -, *, etc.</text:p>
        </text:list-item>
        <text:list-item>
          <text:p text:style-name="P32">Logique booléenne et opérateurs : ou, et, ou exclusif, etc.</text:p>
        </text:list-item>
        <text:list-item>
          <text:p text:style-name="P32">Priorités des opérateurs</text:p>
        </text:list-item>
        <text:list-item>
          <text:p text:style-name="P32">Conversions implicites de types</text:p>
        </text:list-item>
      </text:list>
      <text:h text:style-name="P22" text:outline-level="3">Durée :</text:h>
      <text:p text:style-name="P10"><text:span text:style-name="T7">2</text:span> <text:span text:style-name="T7">heures</text:span></text:p>
      <text:h text:style-name="P24" text:outline-level="3">Mise en pratique :</text:h>
      <text:p text:style-name="P14"><text:span text:style-name="T7">Réalisations de calculs numériques</text:span> simples avec Python</text:p>
      <text:h text:style-name="P24" text:outline-level="3"><text:soft-page-break/>Objectif de la partie :</text:h>
      <text:p text:style-name="P5">À l'issue de cette partie, les stagiaires seront en mesure de :</text:p>
      <text:list xml:id="list204123994994982" text:continue-list="list1529173187" text:style-name="L4">
        <text:list-item>
          <text:p text:style-name="P34">Utiliser les opérateurs pour construire une expression complexe de calcul</text:p>
        </text:list-item>
        <text:list-item>
          <text:p text:style-name="P34">Formuler un expression booléenne et la construire avec les opérateurs à disposition</text:p>
        </text:list-item>
      </text:list>
      <text:p text:style-name="P6"/>
      <text:h text:style-name="P18" text:outline-level="2">Partie <text:span text:style-name="T3">4</text:span><text:span text:style-name="T2"> – </text:span><text:span text:style-name="T7">Structures de données</text:span> :</text:h>
      <text:list xml:id="list204123113270803" text:continue-list="list204122254101985" text:style-name="L2">
        <text:list-item>
          <text:p text:style-name="P32">Les listes, files et tuples</text:p>
        </text:list-item>
        <text:list-item>
          <text:p text:style-name="P32">Les dictionnaires</text:p>
        </text:list-item>
        <text:list-item>
          <text:p text:style-name="P32">Les ensembles</text:p>
        </text:list-item>
        <text:list-item>
          <text:p text:style-name="P32">Création des structures, méthodes d'accès, modification</text:p>
        </text:list-item>
        <text:list-item>
          <text:p text:style-name="P32">Notion de complexité : comparer les avantages et inconvénients de chaque structure</text:p>
        </text:list-item>
      </text:list>
      <text:h text:style-name="P22" text:outline-level="3">Durée :</text:h>
      <text:p text:style-name="P17">3 h</text:p>
      <text:h text:style-name="P24" text:outline-level="3">Mise en pratique :</text:h>
      <text:p text:style-name="P15">Manipulation de différentes structures de données en Python </text:p>
      <text:h text:style-name="P24" text:outline-level="3">Objectif de la partie :</text:h>
      <text:p text:style-name="P5">À l'issue de cette partie, les stagiaires seront en mesure de :</text:p>
      <text:list xml:id="list204122558959025" text:continue-list="list204123994994982" text:style-name="L4">
        <text:list-item>
          <text:p text:style-name="P34">Manipuler des structures de données </text:p>
        </text:list-item>
        <text:list-item>
          <text:p text:style-name="P34">Identifier la structure de données la plus pertinente en fonction du besoin</text:p>
        </text:list-item>
      </text:list>
      <text:p text:style-name="P15"/>
      <text:h text:style-name="P19" text:outline-level="2">Partie <text:span text:style-name="T9">5</text:span><text:span text:style-name="T2"> – </text:span><text:span text:style-name="T9">Les chaînes de caractères</text:span><text:span text:style-name="T8"> </text:span>:</text:h>
      <text:list xml:id="list204123147706647" text:continue-list="list204123113270803" text:style-name="L2">
        <text:list-item>
          <text:p text:style-name="P36">Représentation du texte en informatique et encodage (norme UTF-8)</text:p>
        </text:list-item>
        <text:list-item>
          <text:p text:style-name="P36">Le type « string »</text:p>
        </text:list-item>
        <text:list-item>
          <text:p text:style-name="P36">Opérations sur les chaînes de caractères : +, recherche de texte, séparation, rassemblement...</text:p>
        </text:list-item>
        <text:list-item>
          <text:p text:style-name="P36">Formatage de texte en Python</text:p>
        </text:list-item>
      </text:list>
      <text:h text:style-name="P25" text:outline-level="3">Durée :</text:h>
      <text:p text:style-name="P11"><text:span text:style-name="T9">1</text:span><text:span text:style-name="T7"> heures</text:span></text:p>
      <text:h text:style-name="P25" text:outline-level="3">Mise en pratique :</text:h>
      <text:p text:style-name="P17">Manipulation de chaînes de caractères en Python</text:p>
      <text:h text:style-name="P25" text:outline-level="3"><text:soft-page-break/>Objectif de la partie :</text:h>
      <text:p text:style-name="P8">À l'issue de cette partie, les stagiaires seront en mesure de :</text:p>
      <text:list text:style-name="L5">
        <text:list-item>
          <text:p text:style-name="P37">Identifier et isoler des fragments de code facilement réutilisable pour le séparer dans une fonctions</text:p>
        </text:list-item>
        <text:list-item>
          <text:p text:style-name="P37">Structurer son code pour le rendre facilement compréhensible à l'aide de fonctions</text:p>
        </text:list-item>
        <text:list-item>
          <text:p text:style-name="P37">Adapter les paramètres d'une fonction pour la rendre plus généralisable et réutilisable </text:p>
        </text:list-item>
      </text:list>
      <text:h text:style-name="P20" text:outline-level="2">Partie <text:span text:style-name="T9">6</text:span><text:span text:style-name="T2"> – </text:span><text:span text:style-name="T7">Structures de contrôles</text:span>:</text:h>
      <text:list xml:id="list204123157896360" text:continue-list="list204123147706647" text:style-name="L2">
        <text:list-item>
          <text:p text:style-name="P33">Structures conditionnelles : si, sinon, sélecteurs, etc.</text:p>
        </text:list-item>
        <text:list-item>
          <text:p text:style-name="P33">Structures répétitives : boucles tant que (while), boucle pour (for)</text:p>
        </text:list-item>
        <text:list-item>
          <text:p text:style-name="P33">Spécificité de la boucle « for » en python </text:p>
        </text:list-item>
        <text:list-item>
          <text:p text:style-name="P33">Compréhension de liste : création de structure de données avec des boucles</text:p>
        </text:list-item>
      </text:list>
      <text:h text:style-name="P26" text:outline-level="3">Durée :</text:h>
      <text:p text:style-name="P16">3 heures</text:p>
      <text:h text:style-name="P26" text:outline-level="3">Mise en pratique :</text:h>
      <text:p text:style-name="P16">Réalisation d'exercices en Python utilisant les structures de contrôles et manipulant des structures de données <text:span text:style-name="T9">et des chaînes de caractères</text:span></text:p>
      <text:h text:style-name="P26" text:outline-level="3">Objectif de la partie :</text:h>
      <text:p text:style-name="P7">À l'issue de cette partie, les stagiaires seront en mesure de :</text:p>
      <text:list text:style-name="L6">
        <text:list-item>
          <text:p text:style-name="P35">Choisir la structure de contrôles adaptée pour réaliser une tâche simple</text:p>
        </text:list-item>
        <text:list-item>
          <text:p text:style-name="P35">Écrire un programme complexe en utilisant les structures de contrôles</text:p>
        </text:list-item>
        <text:list-item>
          <text:p text:style-name="P35">Créer des listes et dictionnaires avec la compréhension de listes</text:p>
        </text:list-item>
      </text:list>
      <text:h text:style-name="P19" text:outline-level="2">Partie <text:span text:style-name="T9">7</text:span><text:span text:style-name="T2"> – </text:span><text:span text:style-name="T8">Fonctions </text:span>:</text:h>
      <text:list xml:id="list204122524056089" text:continue-list="list204123157896360" text:style-name="L2">
        <text:list-item>
          <text:p text:style-name="P42">L'intérêt des fonctions : pourquoi isoler du code ?</text:p>
        </text:list-item>
        <text:list-item>
          <text:p text:style-name="P42">Paramètres:passage par liste, passage par dictionnaire, valeurs par défaut</text:p>
        </text:list-item>
        <text:list-item>
          <text:p text:style-name="P42">Retour de valeurs d'une fonction</text:p>
        </text:list-item>
        <text:list-item>
          <text:p text:style-name="P36">Principe de récursivité</text:p>
        </text:list-item>
        <text:list-item>
          <text:p text:style-name="P42">Particularités des fonctions en Python</text:p>
        </text:list-item>
      </text:list>
      <text:h text:style-name="P25" text:outline-level="3">Durée :</text:h>
      <text:p text:style-name="P11"><text:span text:style-name="T9">2</text:span><text:span text:style-name="T7"> heures</text:span></text:p>
      <text:h text:style-name="P25" text:outline-level="3">Mise en pratique :</text:h>
      <text:p text:style-name="P17">Mise en pratique python autour des fonctions</text:p>
      <text:h text:style-name="P25" text:outline-level="3"><text:soft-page-break/>Objectif de la partie :</text:h>
      <text:p text:style-name="P8">À l'issue de cette partie, les stagiaires seront en mesure de :</text:p>
      <text:list text:style-name="L7">
        <text:list-item>
          <text:p text:style-name="P38">Identifier et isoler des fragments de code facilement réutilisable pour le séparer dans une fonctions</text:p>
        </text:list-item>
        <text:list-item>
          <text:p text:style-name="P38">Structurer son code pour le rendre facilement compréhensible à l'aide de fonctions</text:p>
        </text:list-item>
        <text:list-item>
          <text:p text:style-name="P38">Adapter les paramètres d'une fonction pour la rendre plus généralisable et réutilisable </text:p>
        </text:list-item>
      </text:list>
      <text:h text:style-name="P19" text:outline-level="2">Partie <text:span text:style-name="T9">8</text:span><text:span text:style-name="T2"> – </text:span><text:span text:style-name="T9">La librairie standard</text:span><text:span text:style-name="T8"> </text:span><text:span text:style-name="T9">de Python</text:span>: </text:h>
      <text:list xml:id="list204123558824007" text:continue-list="list204122524056089" text:style-name="L2">
        <text:list-item>
          <text:p text:style-name="P36">Les fonctions natives : sum, zip, type, etc.</text:p>
        </text:list-item>
        <text:list-item>
          <text:p text:style-name="P36">Qu'est ce qu'une librairie ?</text:p>
        </text:list-item>
        <text:list-item>
          <text:p text:style-name="P36">Survol des librairies les plus utilisées : os, sys, pathlib, re, shutil, etc.</text:p>
        </text:list-item>
      </text:list>
      <text:h text:style-name="P25" text:outline-level="3">Durée :</text:h>
      <text:p text:style-name="P11"><text:span text:style-name="T9">1</text:span><text:span text:style-name="T7"> heures</text:span></text:p>
      <text:h text:style-name="P25" text:outline-level="3">Mise en pratique :</text:h>
      <text:p text:style-name="P17">Utilisation des fonctions natives dans des exercices python</text:p>
      <text:h text:style-name="P25" text:outline-level="3">Objectif de la partie :</text:h>
      <text:p text:style-name="P8">À l'issue de cette partie, les stagiaires seront en mesure de :</text:p>
      <text:list text:style-name="L8">
        <text:list-item>
          <text:p text:style-name="P39">Utiliser la librairie standard pour simplifier son code et éviter d'implémenter des algorithmes classiques de la littérature</text:p>
        </text:list-item>
        <text:list-item>
          <text:p text:style-name="P39">Rechercher dans la documentation des fonctionnalités de la librairie standard</text:p>
        </text:list-item>
      </text:list>
      <text:h text:style-name="P19" text:outline-level="2">Partie <text:span text:style-name="T9">9</text:span><text:span text:style-name="T2"> – </text:span><text:span text:style-name="T9">Manipulations de fichiers</text:span><text:span text:style-name="T8"> </text:span>:</text:h>
      <text:list xml:id="list204123810854640" text:continue-list="list204123558824007" text:style-name="L2">
        <text:list-item>
          <text:p text:style-name="P36">Lire et écrire dans des fichiers avec `pathlib` et `open`</text:p>
        </text:list-item>
        <text:list-item>
          <text:p text:style-name="P36">Les types d'ouvertures de fichiers</text:p>
        </text:list-item>
        <text:list-item>
          <text:p text:style-name="P36">Introduction au gestionnaire de contexte pour gérer l'ouverture et fermeture de fichiers</text:p>
        </text:list-item>
        <text:list-item>
          <text:p text:style-name="P36">Rechercher des fichiers avec `glob`</text:p>
        </text:list-item>
        <text:list-item>
          <text:p text:style-name="P36">Créer, déplacer et supprimer des fichiers ou des dossiers avec `os` et `shutils`</text:p>
        </text:list-item>
      </text:list>
      <text:h text:style-name="P25" text:outline-level="3">Durée :</text:h>
      <text:p text:style-name="P11"><text:span text:style-name="T9">3</text:span><text:span text:style-name="T7"> heures</text:span></text:p>
      <text:h text:style-name="P25" text:outline-level="3">Mise en pratique :</text:h>
      <text:p text:style-name="P17">Exercices de manipulation de fichiers tels que l'écriture dans des fichiers, recherche de texte dans des fichiers, recherche de fichiers et déplacement de fichiers dans de nouveaux répertoires</text:p>
      <text:h text:style-name="P25" text:outline-level="3"><text:soft-page-break/>Objectif de la partie :</text:h>
      <text:p text:style-name="P8">À l'issue de cette partie, les stagiaires seront en mesure de :</text:p>
      <text:list text:style-name="L9">
        <text:list-item>
          <text:p text:style-name="P40">Lire et écrire dans des fichiers</text:p>
        </text:list-item>
        <text:list-item>
          <text:p text:style-name="P40">Parcourir plusieurs fichiers pour rechercher une information</text:p>
        </text:list-item>
        <text:list-item>
          <text:p text:style-name="P40">Restructurer un fichier</text:p>
        </text:list-item>
        <text:list-item>
          <text:p text:style-name="P40">Créer, rechercher, déplacer et supprimer des fichiers ou dossiers</text:p>
        </text:list-item>
      </text:list>
      <text:p text:style-name="P17"/>
      <text:h text:style-name="P19" text:outline-level="2">Partie <text:span text:style-name="T9">10</text:span><text:span text:style-name="T2"> – </text:span><text:span text:style-name="T9">Organisation de code</text:span><text:span text:style-name="T8"> </text:span><text:span text:style-name="T9">et bonnes pratiques </text:span>:</text:h>
      <text:list xml:id="list204122766525125" text:continue-list="list204123810854640" text:style-name="L2">
        <text:list-item>
          <text:p text:style-name="P36">Structure classique pour l'organisation de code </text:p>
        </text:list-item>
        <text:list-item>
          <text:p text:style-name="P36">Utilisation d'un environnement virtuel </text:p>
        </text:list-item>
        <text:list-item>
          <text:p text:style-name="P36">Installation de packages et gestion des dépendances avec `pip` et `poetry`</text:p>
        </text:list-item>
        <text:list-item>
          <text:p text:style-name="P36">Versionner son code avec git</text:p>
        </text:list-item>
        <text:list-item>
          <text:p text:style-name="P36">Brève introduction au test unitaire avec `pytest`</text:p>
        </text:list-item>
      </text:list>
      <text:h text:style-name="P25" text:outline-level="3">Durée :</text:h>
      <text:p text:style-name="P11"><text:span text:style-name="T9">4</text:span><text:span text:style-name="T7"> heures</text:span></text:p>
      <text:h text:style-name="P25" text:outline-level="3">Mise en pratique :</text:h>
      <text:p text:style-name="P17">Projet final de développement sur une après midi avec développement d'une application utilisant l'ensemble des compétences acquises dans la formation</text:p>
      <text:h text:style-name="P25" text:outline-level="3">Objectif de la partie :</text:h>
      <text:p text:style-name="P8">À l'issue de cette partie, les stagiaires seront en mesure de :</text:p>
      <text:list text:style-name="L10">
        <text:list-item>
          <text:p text:style-name="P41">Mettre en place un projet de développement en Python</text:p>
        </text:list-item>
        <text:list-item>
          <text:p text:style-name="P41">Maintenir et mettre à jour les librairies utilisées dans un projet</text:p>
        </text:list-item>
        <text:list-item>
          <text:p text:style-name="P41">Structurer un projet de développement et l'historiser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style="italic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.199cm" fo:margin-top="0.247cm" fo:margin-bottom="0.212cm" style:contextual-spacing="false" fo:line-height="100%" fo:text-align="justify" style:justify-single-word="false" style:register-true="false" fo:text-indent="0cm" style:auto-text-indent="false" style:page-number="auto"/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5T20:41:21.810000000</dc:date>
    <meta:editing-duration>PT7H17M43S</meta:editing-duration>
    <meta:editing-cycles>19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155" meta:word-count="1206" meta:character-count="7173" meta:non-whitespace-character-count="6174"/>
  </office:meta>
</office:document-meta>
</file>